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sans-serif"/>
    <style:font-face style:name="Helvetica Neue1" svg:font-family="'Helvetica Neue', 'Noto Naskh Arabic UI', Arial, sans-serif"/>
    <style:font-face style:name="OpenSymbol" svg:font-family="OpenSymbol"/>
    <style:font-face style:name="Times New Roman1" svg:font-family="'Times New Roman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color="#800000" fo:font-size="14pt" style:font-size-asian="14pt" style:font-size-complex="14pt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size="14pt" style:font-size-asian="14pt" style:font-size-complex="14pt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cc0000" style:font-name="Times New Roman1" fo:font-size="14pt" fo:letter-spacing="normal" fo:font-style="normal" fo:font-weight="bold" style:font-weight-asian="bold" style:font-weight-complex="bold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bold" style:font-weight-asian="bold" style:font-weight-complex="bold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9" style:family="paragraph" style:parent-style-name="Text_20_body">
      <style:paragraph-properties fo:margin-left="0in" fo:margin-right="0in" fo:orphans="2" fo:widows="2" fo:text-indent="0in" style:auto-text-indent="fals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 style:list-style-name="L1">
      <style:paragraph-properties fo:margin-left="0in" fo:margin-right="0in" fo:orphans="2" fo:widows="2" fo:text-indent="0in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color="#000000" style:font-name="Times New Roman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2" style:family="paragraph" style:parent-style-name="Text_20_body">
      <style:paragraph-properties fo:margin-left="0in" fo:margin-right="0in" fo:margin-top="0in" fo:margin-bottom="0in" fo:orphans="2" fo:widows="2" fo:text-indent="0in" style:auto-text-indent="false" fo:background-color="#ffffff" fo:padding="0in" fo:border="none">
        <style:background-image/>
      </style:paragraph-properties>
      <style:text-properties fo:font-variant="normal" fo:text-transform="none" fo:color="#555555" style:font-name="Helvetica Neue" fo:font-size="11.25pt" fo:letter-spacing="normal" fo:font-style="normal" fo:font-weight="normal"/>
    </style:style>
    <style:style style:name="T1" style:family="text">
      <style:text-properties fo:font-variant="normal" fo:text-transform="none" fo:color="#000000" style:font-name="Times New Roman1" fo:font-size="14pt" fo:letter-spacing="normal" fo:font-style="normal"/>
    </style:style>
    <style:style style:name="T2" style:family="text">
      <style:text-properties fo:font-variant="normal" fo:text-transform="none" style:text-position="sub 58%" fo:letter-spacing="normal"/>
    </style:style>
    <style:style style:name="T3" style:family="text">
      <style:text-properties fo:font-variant="normal" fo:text-transform="none" fo:letter-spacing="normal" fo:font-style="normal"/>
    </style:style>
    <style:style style:name="T4" style:family="text">
      <style:text-properties style:text-position="sub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Name: Amal Sunil Pillai</text:p>
      <text:p text:style-name="P6">PRN: 19030121009</text:p>
      <text:p text:style-name="P7"/>
      <text:p text:style-name="P7"/>
      <text:p text:style-name="P7"/>
      <text:p text:style-name="P7"/>
      <text:p text:style-name="P5"><text:span text:style-name="T1">Q2. Write IDE3 algorithm for decision trees</text:span> </text:p>
      <text:p text:style-name="P1"/>
      <text:p text:style-name="P1"/>
      <text:p text:style-name="P2">Ans:</text:p>
      <text:p text:style-name="P2"/>
      <text:p text:style-name="P4">ID3 stands for Iterative Dichotomiser 3, it's a classification algorithm that uses a greedy approach by selecting a best attribute that yields maximum Information Gain(IG) or minimum Entropy(H) for splitting the dataset.</text:p>
      <text:p text:style-name="P1"/>
      <text:p text:style-name="P3">Algorithm:</text:p>
      <text:p text:style-name="P4"/>
      <text:p text:style-name="P4">ID3(Examples, Target_Attributes,Attributes):</text:p>
      <text:p text:style-name="P4">{</text:p>
      <text:list xml:id="list5053923581034034458" text:style-name="L1">
        <text:list-item>
          <text:p text:style-name="P10">Create a root node for the tree</text:p>
        </text:list-item>
        <text:list-item>
          <text:p text:style-name="P10">if (all Examples are positive):</text:p>
          <text:list>
            <text:list-item>
              <text:list>
                <text:list-item>
                  <text:list>
                    <text:list-header>
                      <text:p text:style-name="P10"><text:s text:c="20"/>Return a single node(tree Root), with label = +.</text:p>
                    </text:list-header>
                  </text:list>
                </text:list-item>
              </text:list>
              <text:p text:style-name="P10">3. <text:s text:c="8"/>else if (all Examples are negative):</text:p>
              <text:p text:style-name="P10"><text:s text:c="20"/>Return a single node(tree Root), with label = -.</text:p>
              <text:p text:style-name="P10">4. <text:s text:c="8"/>else if (number of prediction Attributes is empty):</text:p>
              <text:p text:style-name="P10"><text:s text:c="20"/>Return a single node tree Root, with label = most common value or the class <text:s text:c="2"/><text:tab/><text:tab/>with the highest frequency from the target attribute in the examples.</text:p>
              <text:p text:style-name="P10">5. <text:s text:c="8"/>else:</text:p>
              <text:p text:style-name="P10"><text:s text:c="12"/>{</text:p>
              <text:p text:style-name="P10"><text:s text:c="19"/>A= the Attribute that best classifies the examples</text:p>
              <text:p text:style-name="P10"><text:s text:c="19"/>For each possible value, v in A,</text:p>
              <text:p text:style-name="P10"><text:s text:c="18"/>{</text:p>
              <text:p text:style-name="P10"><text:s text:c="13"/><text:tab/>Add a new tree branch below this Root, where test A=v<text:span text:style-name="T4">i</text:span></text:p>
              <text:p text:style-name="P10"><text:s text:c="23"/>Examples(v<text:span text:style-name="T4">i</text:span>=subset of examples that have the value vi for A)</text:p>
              <text:p text:style-name="P10"><text:s text:c="23"/>if (Examples(v<text:span text:style-name="T4">i</text:span>) is empty)</text:p>
              <text:list>
                <text:list-item>
                  <text:list>
                    <text:list-item>
                      <text:list>
                        <text:list-header>
                          <text:p text:style-name="P10"><text:s text:c="23"/>{</text:p>
                        </text:list-header>
                      </text:list>
                      <text:p text:style-name="P10"><text:s text:c="24"/><text:tab/>Then below this new branch add a leaf node label = most common <text:tab/><text:tab/><text:tab/><text:tab/>target value in the examples.</text:p>
                      <text:list text:continue-numbering="true">
                        <text:list-header>
                          <text:p text:style-name="P10"><text:s text:c="24"/>}</text:p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0"><text:s text:c="24"/>Else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header>
                      </text:list>
                      <text:p text:style-name="P10"><text:s text:c="23"/>{</text:p>
                      <text:list>
                        <text:list-item>
                          <text:list>
                            <text:list-header>
                              <text:p text:style-name="P10"><text:soft-page-break/><text:s text:c="36"/>Below this new branch add the subtree <text:tab/><text:tab/><text:tab/> <text:s/><text:tab/><text:tab/> <text:s/><text:tab/><text:tab/><text:tab/> <text:s text:c="5"/>ID3(Examples(v<text:span text:style-name="T4">i</text:span>),Target Attributes,Attributes-{A}) 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10"><text:s text:c="25"/>}</text:p>
                  <text:list>
                    <text:list-item>
                      <text:list>
                        <text:list-header>
                          <text:p text:style-name="P10"><text:s text:c="18"/>}</text:p>
                          <text:p text:style-name="P10"><text:s text:c="12"/>}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0"><text:s text:c="12"/>End</text:p>
          <text:list text:continue-numbering="true">
            <text:list-header>
              <text:p text:style-name="P10"><text:s text:c="12"/>Return Root</text:p>
            </text:list-header>
          </text:list>
          <text:p text:style-name="P10">}</text:p>
        </text:list-item>
      </text:list>
      <text:p text:style-name="P1"/>
      <text:p text:style-name="P1"/>
      <text:p text:style-name="P11">To find the best attribute for each split we can find the Information Gain value of that split using that attribute:</text:p>
      <text:p text:style-name="P8">Information Gain IG(A,S) tells us how much uncertainty in S was reduced after splitting set S on attribute A.</text:p>
      <text:p text:style-name="P9"><text:span text:style-name="T3">Formula : IG(A, S) = H(S) – </text:span><text:span text:style-name="T3">Σ</text:span> <text:span text:style-name="T4">t</text:span><text:span text:style-name="T2">∈</text:span><text:span text:style-name="T4"> T</text:span> p(t)H(t)</text:p>
      <text:p text:style-name="P9">where: </text:p>
      <text:p text:style-name="P9">- H(S) is the entropy of set S</text:p>
      <text:p text:style-name="P9">- T- the subset created from splitting set S by attribute A such that S=U<text:span text:style-name="T4">t</text:span><text:span text:style-name="T2">∈</text:span><text:span text:style-name="T4"> T</text:span>t</text:p>
      <text:p text:style-name="P1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sans-serif"/>
    <style:font-face style:name="Helvetica Neue1" svg:font-family="'Helvetica Neue', 'Noto Naskh Arabic UI', Arial, sans-serif"/>
    <style:font-face style:name="OpenSymbol" svg:font-family="OpenSymbol"/>
    <style:font-face style:name="Times New Roman1" svg:font-family="'Times New Roman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4T12:02:40.71</meta:creation-date>
    <dc:date>2021-06-04T13:19:14.51</dc:date>
    <meta:editing-duration>PT1H12M41S</meta:editing-duration>
    <meta:editing-cycles>21</meta:editing-cycles>
    <meta:generator>OpenOffice/4.1.9$Win32 OpenOffice.org_project/419m1$Build-9805</meta:generator>
    <meta:document-statistic meta:table-count="0" meta:image-count="0" meta:object-count="0" meta:page-count="2" meta:paragraph-count="41" meta:word-count="282" meta:character-count="2055"/>
  </office:meta>
</office:document-meta>
</file>